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lavertjes : "https://cdn.pixabay.com/photo/2016/02/27/18/07/clover-1225988_960_720.jpg"</text:p>
      <text:p text:style-name="Text_20_body"/>
      <text:p text:style-name="P1">grote groene bladeren: "https://cdn.pixabay.com/photo/2014/04/07/16/51/leaf-318743_960_720.jpg" </text:p>
      <text:p text:style-name="Text_20_body"/>
      <text:p text:style-name="P1">plaat in versleten turqoois verf: "https://cdn.pixabay.com/photo/2017/02/20/21/30/turquoise-2083986_960_720.jpg"</text:p>
      <text:p text:style-name="Text_20_body"/>
      <text:p text:style-name="P1">afgebladerde blauwe verf op houten planken: "https://cdn.pixabay.com/photo/2017/08/09/04/53/texture-2613518_960_720.jpg"</text:p>
      <text:p text:style-name="Text_20_body"/>
      <text:p text:style-name="P1">dakpannen in pastel kleuren: "https://cdn.pixabay.com/photo/2017/08/10/02/05/tiles-shapes-2617112_960_720.jpg"</text:p>
      <text:p text:style-name="Text_20_body"/>
      <text:p text:style-name="P1">mozaïek tegeltjes in felle kleuren: "https://cdn.pixabay.com/photo/2018/05/12/19/20/mosaic-3394375_960_720.jpg"</text:p>
      <text:p text:style-name="Text_20_body"/>
      <text:p text:style-name="P1">wolkskes: "https://png.pngtree.com/thumb_back/fw800/background/20190222/ourmid/pngtree-atmospheric-clouds-beautiful-dream-universe-h5-background-girldreamblue-purple-powder-image_57877.jpg"</text:p>
      <text:p text:style-name="Text_20_body"/>
      <text:p text:style-name="P1">pastel strepen / achtergrondkleur zelf instellen: "https://cdn.pixabay.com/photo/2019/04/10/12/40/watercolour-4117017_960_720.png"</text:p>
      <text:p text:style-name="Text_20_body"/>
      <text:p text:style-name="P1">abstract met heldere kleuren : "https://cdn.pixabay.com/photo/2016/04/18/16/22/watercolour-1336856_960_720.jpg"</text:p>
      <text:p text:style-name="Text_20_body"/>
      <text:p text:style-name="P1">abstract met heldere en grijze kleuren: "https://cdn.pixabay.com/photo/2017/06/15/23/47/painting-2407262_960_720.jpg"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4:10:17.578581843</meta:creation-date>
    <dc:date>2019-04-19T14:11:24.124178405</dc:date>
    <meta:editing-duration>PT1M7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53" meta:character-count="1184" meta:non-whitespace-character-count="1140"/>
  </office:meta>
</office:document-meta>
</file>